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91.03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91.32mm"/>
    </style:style>
    <style:style style:name="co7" style:family="table-column">
      <style:table-column-properties fo:break-before="auto" style:column-width="57.45mm"/>
    </style:style>
    <style:style style:name="co8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11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8" style:family="table-cell" style:parent-style-name="Default" style:data-style-name="N11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color="#000000"/>
    </style:style>
    <style:style style:name="ce10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color="#000000"/>
    </style:style>
    <style:style style:name="ce11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cc33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00cc33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Temps prévisionnel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Assigné</text:p>
          </table:table-cell>
        </table:table-row>
        <table:table-row table:style-name="ro1"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3 jours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9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2</text:p>
          </table:table-cell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3</text:p>
          </table:table-cell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Test de requetes</text:p>
          </table:table-cell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3" office:value-type="string" calcext:value-type="string">
            <text:p>4.1</text:p>
          </table:table-cell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Navigation dans le site</text:p>
          </table:table-cell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5.1</text:p>
          </table:table-cell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5.2</text:p>
          </table:table-cell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6.1</text:p>
          </table:table-cell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d'un compte test</text:p>
          </table:table-cell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4.5</text:p>
          </table:table-cell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fiche type</text:p>
          </table:table-cell>
          <table:table-cell table:style-name="ce3" office:value-type="string" calcext:value-type="string">
            <text:p>Terminé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5.3</text:p>
          </table:table-cell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6.2</text:p>
          </table:table-cell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onnexion au compte test</text:p>
          </table:table-cell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6.3</text:p>
          </table:table-cell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/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1 jour</text:p>
          </table:table-cell>
          <table:table-cell table:style-name="ce4" office:value-type="string" calcext:value-type="string">
            <text:p>Remplissage profil test</text:p>
          </table:table-cell>
          <table:table-cell table:style-name="ce4" office:value-type="string" calcext:value-type="string">
            <text:p>Terminé</text:p>
          </table:table-cell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2 jours</text:p>
          </table:table-cell>
          <table:table-cell table:style-name="ce4" office:value-type="string" calcext:value-type="string">
            <text:p>Simulation achat/location et consultation de l'historique</text:p>
          </table:table-cell>
          <table:table-cell table:style-name="ce8" office:value-type="percentage" office:value="0.6" calcext:value-type="percentage">
            <text:p>60,00%</text:p>
          </table:table-cell>
          <table:table-cell table:style-name="ce11"/>
        </table:table-row>
        <table:table-row table:style-name="ro1">
          <table:table-cell/>
          <table:table-cell table:style-name="ce5" office:value-type="string" calcext:value-type="string">
            <text:p>7.3</text:p>
          </table:table-cell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Mise en favori d'un véhicule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3" office:value-type="string" calcext:value-type="string">
            <text:p>8.1</text:p>
          </table:table-cell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Connexion au compte admin test</text:p>
          </table:table-cell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8.2</text:p>
          </table:table-cell>
          <table:table-cell office:value-type="string" calcext:value-type="string">
            <text:p>Outils d'administration liste de véhicule</text:p>
          </table:table-cell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Ajout et suppression d'un véhicule dans la BDD</text:p>
          </table:table-cell>
          <table:table-cell table:style-name="ce3" office:value-type="string" calcext:value-type="string">
            <text:p>En cours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8.3</text:p>
          </table:table-cell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Acceptation et refus de la soumission d'un véhicule test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3" office:value-type="string" calcext:value-type="string">
            <text:p>9.1</text:p>
          </table:table-cell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achat véhicule</text:p>
          </table:table-cell>
          <table:table-cell table:style-name="ce7" office:value-type="percentage" office:value="0.75" calcext:value-type="percentage">
            <text:p>75,00%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9.2</text:p>
          </table:table-cell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location véhicule</text:p>
          </table:table-cell>
          <table:table-cell table:style-name="ce3" office:value-type="string" calcext:value-type="string">
            <text:p>En cours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9.3</text:p>
          </table:table-cell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paiement</text:p>
          </table:table-cell>
          <table:table-cell table:style-name="ce3" office:value-type="string" calcext:value-type="string">
            <text:p>En cours</text:p>
          </table:table-cell>
          <table:table-cell table:style-name="ce10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3 jours</text:p>
          </table:table-cell>
          <table:table-cell table:style-name="ce4" office:value-type="string" calcext:value-type="string">
            <text:p>Recherche d'un véhicule avec multiples paramètres </text:p>
          </table:table-cell>
          <table:table-cell table:style-name="ce4"/>
          <table:table-cell table:style-name="ce11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3 jours</text:p>
          </table:table-cell>
          <table:table-cell table:style-name="ce5" office:value-type="string" calcext:value-type="string">
            <text:p>Mise en vente et location d'un vehicule test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4 jours</text:p>
          </table:table-cell>
          <table:table-cell table:style-name="ce4"/>
          <table:table-cell table:style-name="ce8" office:value-type="percentage" office:value="0.65" calcext:value-type="percentage">
            <text:p>65,00%</text:p>
          </table:table-cell>
          <table:table-cell table:style-name="ce11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4 jours</text:p>
          </table:table-cell>
          <table:table-cell table:style-name="ce4" office:value-type="string" calcext:value-type="string">
            <text:p>Test récupération MDP</text:p>
          </table:table-cell>
          <table:table-cell table:style-name="ce4"/>
          <table:table-cell table:style-name="ce11"/>
        </table:table-row>
        <table:table-row table:style-name="ro1">
          <table:table-cell/>
          <table:table-cell table:style-name="ce5" office:value-type="string" calcext:value-type="string">
            <text:p>13.1</text:p>
          </table:table-cell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Envoi d'un rapport au SAV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5" office:value-type="string" calcext:value-type="string">
            <text:p>13.2</text:p>
          </table:table-cell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Choix d'une assurance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Post d'un commentaire et notation véhicule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5" office:value-type="string" calcext:value-type="string">
            <text:p>9.4</text:p>
          </table:table-cell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Choix des différents types de paiement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5" office:value-type="string" calcext:value-type="string">
            <text:p>15.1</text:p>
          </table:table-cell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'un véhicule via une offre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5" office:value-type="string" calcext:value-type="string">
            <text:p>15.2</text:p>
          </table:table-cell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e véhicules et observation de la fidelité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6" office:value-type="string" calcext:value-type="string">
            <text:p>15.3</text:p>
          </table:table-cell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Location d'un véhicule avec forfait</text:p>
          </table:table-cell>
          <table:table-cell table:style-name="ce6"/>
          <table:table-cell table:style-name="ce1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ils d'administration liste de véhicule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6:22:35.0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15:35.603645489</meta:creation-date>
    <dc:date>2017-04-07T16:50:41.734000000</dc:date>
    <meta:editing-duration>PT3H6M26S</meta:editing-duration>
    <meta:editing-cycles>11</meta:editing-cycles>
    <meta:generator>LibreOffice/5.0.6.3$Windows_x86 LibreOffice_project/490fc03b25318460cfc54456516ea2519c11d1aa</meta:generator>
    <meta:document-statistic meta:table-count="1" meta:cell-count="265" meta:object-count="0"/>
  </office:meta>
</office:document-meta>
</file>